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1"/>
    <style:style style:name="T1" style:family="text">
      <style:text-properties style:text-position="sub 58%"/>
    </style:style>
    <style:style style:name="T2" style:family="text">
      <style:text-properties style:font-name="Calibri Light"/>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son 23</text:p>
      <text:p text:style-name="P1">Head-On Collisions (linear collisions) with Momentum</text:p>
      <text:list xml:id="list2902795060922196369" text:style-name="WWNum1">
        <text:list-item>
          <text:p text:style-name="P3">Momentum cannot be created, nor destroyed. It is transferred from one body to another.</text:p>
        </text:list-item>
        <text:list-item>
          <text:p text:style-name="P3">When two bodies collide, the total momentum remains constant.</text:p>
        </text:list-item>
        <text:list-item>
          <text:p text:style-name="P3">When two bodies collide, the momentum lost by one body equals the momentum gained by the other body.</text:p>
        </text:list-item>
      </text:list>
      <text:p text:style-name="Standard">All of the above statements mean the same thing!</text:p>
      <text:p text:style-name="Standard">NOTE: Any group of interacting objects may be thought of as a system whose total momentum remains constant as long as the only interactions that occur are between the objects in the system. When no external forces act on the system, we say that the system is isolated.</text:p>
      <text:p text:style-name="Standard">Consider a collision between mass m<text:span text:style-name="T1">1</text:span> and mass m<text:span text:style-name="T1">2</text:span>.</text:p>
      <text:p text:style-name="Standard">F <text:span text:style-name="T2">Δ</text:span>t = impulse</text:p>
      <text:p text:style-name="Standard">Mass * velocity = momentum</text:p>
      <text:p text:style-name="Standard">Momentum vs. inertia</text:p>
      <text:p text:style-name="Standard">** Explain the difference between these two. When can an object have <text:span text:style-name="T3">inertia</text:span> but not <text:span text:style-name="T3">momentum</text:span>? **</text:p>
      <text:p text:style-name="Standard">When an object is at rest. (When F<text:span text:style-name="T1">netx</text:span> == 0 AND v == 0).</text:p>
      <text:p text:style-name="Standard"/>
      <text:p text:style-name="Standard"><text:s/>BEFORE</text:p>
      <text:p text:style-name="Standard">M<text:span text:style-name="T1">1 </text:span>has velocity v<text:span text:style-name="T1">1</text:span>. M<text:span text:style-name="T1">2</text:span> has velocity v<text:span text:style-name="T1">2</text:span>. V<text:span text:style-name="T1">1</text:span> &lt; V<text:span text:style-name="T1">2</text:span></text:p>
      <text:p text:style-name="Standard">DURING</text:p>
      <text:p text:style-name="Standard">M<text:span text:style-name="T1">1</text:span> collides with M<text:span text:style-name="T1">2</text:span>.</text:p>
      <text:p text:style-name="Standard">Consider the impulse of m<text:span text:style-name="T1">1</text:span> and m<text:span text:style-name="T1">2</text:span>.</text:p>
      <text:p text:style-name="Standard">The force exerted by m<text:span text:style-name="T1">1</text:span> on m<text:span text:style-name="T1">2</text:span>, and m<text:span text:style-name="T1">2</text:span> on m<text:span text:style-name="T1">1</text:span> must be measured to study their impulse.</text:p>
      <text:p text:style-name="Standard">The forces exerted will be equal in magnitude but opposite in direction.</text:p>
      <text:p text:style-name="Standard">(however, the acceleration of each mass will be different).</text:p>
      <text:p text:style-name="Standard"/>
      <text:p text:style-name="Standard">AFTER</text:p>
      <text:p text:style-name="Standard"/>
      <text:p text:style-name="Standard"><text:soft-page-break/>Note: During collision, the impulse on m<text:span text:style-name="T1">1</text:span> is equal and opposite to the impulse on m<text:span text:style-name="T1">2</text:span>.</text:p>
      <text:p text:style-name="Standard">M<text:span text:style-name="T1">1</text:span>v<text:span text:style-name="T1">1</text:span> + m<text:span text:style-name="T1">2</text:span>v<text:span text:style-name="T1">2</text:span> = m<text:span text:style-name="T1">1</text:span>v<text:span text:style-name="T1">1</text:span>’ + m<text:span text:style-name="T1">2</text:span>v<text:span text:style-name="T1">2</text:span>’</text:p>
      <text:p text:style-name="Standard">Momentum before = momentum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dc:creator>Jack McCracken</dc:creator>
    <meta:editing-cycles>4</meta:editing-cycles>
    <meta:creation-date>2013-03-27T12:43:00</meta:creation-date>
    <dc:date>2013-03-27T19:34:00</dc:date>
    <meta:editing-duration>PT59S</meta:editing-duration>
    <meta:generator>LibreOffice/4.1.2.3$Linux_X86_64 LibreOffice_project/410m0$Build-3</meta:generator>
    <meta:document-statistic meta:table-count="0" meta:image-count="0" meta:object-count="0" meta:page-count="2" meta:paragraph-count="25" meta:word-count="253" meta:character-count="1370" meta:non-whitespace-character-count="1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